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1pt" officeooo:rsid="001b0e9e" officeooo:paragraph-rsid="001b0e9e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Calibri" fo:font-size="11pt" fo:font-weight="bold" officeooo:rsid="001b0e9e" officeooo:paragraph-rsid="001b0e9e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 fo:font-size="11pt" fo:font-weight="bold" officeooo:rsid="001cd6d1" officeooo:paragraph-rsid="001cd6d1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" fo:font-size="11pt" fo:font-weight="normal" officeooo:rsid="001b82b4" officeooo:paragraph-rsid="001b82b4" style:font-size-asian="11pt" style:font-weight-asian="normal" style:font-size-complex="11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Calibri" fo:font-size="11pt" fo:font-weight="bold" officeooo:rsid="001b82b4" officeooo:paragraph-rsid="001b82b4" style:font-size-asian="11pt" style:font-weight-asian="bold" style:font-size-complex="11pt" style:font-weight-complex="bold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Calibri" fo:font-size="11pt" fo:font-weight="bold" officeooo:rsid="001b0e9e" officeooo:paragraph-rsid="001b82b4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" fo:font-size="11pt" fo:font-weight="bold" officeooo:rsid="001bc30d" officeooo:paragraph-rsid="001bc30d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libri" fo:font-size="11pt" fo:font-weight="bold" officeooo:rsid="001f3b5a" officeooo:paragraph-rsid="001f3b5a" style:font-size-asian="11pt" style:font-weight-asian="bold" style:font-size-complex="11pt" style:font-weight-complex="bold"/>
    </style:style>
    <style:style style:name="P9" style:family="paragraph" style:parent-style-name="Standard" style:list-style-name="L3">
      <style:paragraph-properties fo:text-align="start" style:justify-single-word="false"/>
      <style:text-properties style:font-name="Calibri" fo:font-size="11pt" fo:font-weight="bold" officeooo:rsid="001f3b5a" officeooo:paragraph-rsid="001f3b5a" style:font-size-asian="11pt" style:font-weight-asian="bold" style:font-size-complex="11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Calibri" fo:font-size="11pt" fo:font-weight="normal" officeooo:rsid="001cd6d1" officeooo:paragraph-rsid="001cd6d1" style:font-size-asian="11pt" style:font-weight-asian="normal" style:font-size-complex="11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Calibri" fo:font-size="11pt" fo:font-weight="normal" officeooo:rsid="001b0e9e" officeooo:paragraph-rsid="001b0e9e" style:font-size-asian="11pt" style:font-weight-asian="normal" style:font-size-complex="11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82b4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buntu notes</text:p>
      <text:p text:style-name="P1"/>
      <text:p text:style-name="P3">My version of Ubuntu</text:p>
      <text:list xml:id="list7106516209127146141" text:style-name="L1">
        <text:list-item>
          <text:p text:style-name="P10">Type lsb_release -a in terminal</text:p>
        </text:list-item>
        <text:list-item>
          <text:p text:style-name="P10">NYU machine: Ubuntu 16.04 LTS</text:p>
          <text:list>
            <text:list-item>
              <text:p text:style-name="P10">Codename: xenial</text:p>
            </text:list-item>
          </text:list>
        </text:list-item>
      </text:list>
      <text:p text:style-name="P1"/>
      <text:p text:style-name="P2">Installing software</text:p>
      <text:list xml:id="list7090171716575846167" text:style-name="L2">
        <text:list-item>
          <text:p text:style-name="P5"><text:a xlink:type="simple" xlink:href="http://www.pathname.com/fhs/" text:style-name="Internet_20_link" text:visited-style-name="Visited_20_Internet_20_Link"><text:span text:style-name="T1">http://www.pathname.com/fhs/</text:span></text:a></text:p>
        </text:list-item>
        <text:list-item>
          <text:p text:style-name="P11">Use Package Manager: handle location, updates, paths…</text:p>
        </text:list-item>
        <text:list-item>
          <text:p text:style-name="P11">Look for package in Software Center</text:p>
        </text:list-item>
        <text:list-item>
          <text:p text:style-name="P6"><text:span text:style-name="T1">Otherwise: /</text:span><text:span text:style-name="T2">usr/local </text:span><text:a xlink:type="simple" xlink:href="http://askubuntu.com/questions/6897/where-to-install-programs" text:style-name="Internet_20_link" text:visited-style-name="Visited_20_Internet_20_Link"><text:span text:style-name="T2">http://askubuntu.com/questions/6897/where-to-install-programs</text:span></text:a></text:p>
        </text:list-item>
      </text:list>
      <text:p text:style-name="P4"/>
      <text:p text:style-name="P7">Install .jar packages</text:p>
      <text:p text:style-name="P7"/>
      <text:p text:style-name="P8">Install python packages</text:p>
      <text:list xml:id="list3565139823628904855" text:style-name="L3">
        <text:list-item>
          <text:p text:style-name="P9"><text:span text:style-name="T1">sudo pip install package_nam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3:53:16.574677126</meta:creation-date>
    <dc:date>2016-06-09T15:22:26.544395060</dc:date>
    <meta:editing-duration>PT23M25S</meta:editing-duration>
    <meta:editing-cycles>5</meta:editing-cycles>
    <meta:generator>LibreOffice/5.1.3.2$Linux_X86_64 LibreOffice_project/10m0$Build-2</meta:generator>
    <meta:document-statistic meta:table-count="0" meta:image-count="0" meta:object-count="0" meta:page-count="1" meta:paragraph-count="13" meta:word-count="55" meta:character-count="407" meta:non-whitespace-character-count="373"/>
  </office:meta>
</office:document-meta>
</file>